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0005" officeooo:paragraph-rsid="00000005"/>
    </style:style>
    <style:style style:name="P2" style:family="paragraph" style:parent-style-name="Standard" style:list-style-name="L2">
      <style:text-properties officeooo:rsid="00000005" officeooo:paragraph-rsid="00000005"/>
    </style:style>
    <style:style style:name="P3" style:family="paragraph" style:parent-style-name="Standard" style:list-style-name="L4">
      <style:text-properties officeooo:rsid="00000005" officeooo:paragraph-rsid="00000005"/>
    </style:style>
    <style:style style:name="P4" style:family="paragraph" style:parent-style-name="Standard" style:list-style-name="L4">
      <style:text-properties officeooo:rsid="00000005" officeooo:paragraph-rsid="0000d1b8"/>
    </style:style>
    <style:style style:name="P5" style:family="paragraph" style:parent-style-name="Standard" style:list-style-name="L4">
      <style:text-properties officeooo:rsid="00000005" officeooo:paragraph-rsid="00024440"/>
    </style:style>
    <style:style style:name="P6" style:family="paragraph" style:parent-style-name="Standard">
      <style:text-properties officeooo:paragraph-rsid="00000005"/>
    </style:style>
    <style:style style:name="T1" style:family="text">
      <style:text-properties officeooo:rsid="00000005"/>
    </style:style>
    <style:style style:name="T2" style:family="text">
      <style:text-properties officeooo:rsid="0000d1b8"/>
    </style:style>
    <style:style style:name="T3" style:family="text">
      <style:text-properties officeooo:rsid="00024440"/>
    </style:style>
    <style:style style:name="T4" style:family="text">
      <style:text-properties officeooo:rsid="000489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hr geehrter Herr Bucher,</text:p>
      <text:p text:style-name="P1"/>
      <text:p text:style-name="P6"><text:span text:style-name="T1">warum haben wir keine europäische Alternative zu Amazon? Ein Online-Versandhaus (wie OTTO) das:<text:line-break/></text:span></text:p>
      <text:list xml:id="list5822961495796957004" text:style-name="L2">
        <text:list-item>
          <text:p text:style-name="P2">breite Akzeptanz bei den Kunden findet und in Europa 1. Wahl beim Online-Einkauf ist,</text:p>
        </text:list-item>
        <text:list-item>
          <text:p text:style-name="P2">Europische Produkte lokal und international vertreibt,</text:p>
        </text:list-item>
        <text:list-item>
          <text:p text:style-name="P2">Europäische Datenschutzrichtlinien auf europäischen Servern garantiert,</text:p>
        </text:list-item>
        <text:list-item>
          <text:p text:style-name="P2">faire Steuern in Europa zahlt und nicht Gewinne auf eine Offshore-Destination auslagert.</text:p>
        </text:list-item>
      </text:list>
      <text:p text:style-name="P1"/>
      <text:p text:style-name="P6"><text:span text:style-name="T1">Ich denke, solch ein Shop hätte großes Potential und so kam ich auf OTTO und schließlich auf Sie, da Sie mir von allen Vorstandsmitgliedern am ehesten geeignet erscheinen für solche Überlegungen offen zu sein.<text:line-break/><text:line-break/>Warum gelingt es OTTO nicht?<text:line-break/></text:span></text:p>
      <text:list xml:id="list1640313360227795547" text:style-name="L4">
        <text:list-item>
          <text:p text:style-name="P3">OTTO ist der Inbegriff deutscher Biederkeit. Ich weiß, OTTO hat viele Marken, und genau darin sehe ich eine Chance. <text:span text:style-name="T4">Aber OTTO geht einfach nicht in Polen, Spanien, oder auch Österreich. </text:span>EUREKA, EUROZON, EUROZONA … macht AMAZON automatisch zur amerikanischen Marke und sagt <text:span text:style-name="T3">zugleich</text:span> genau aus, was es sein will. Das Europäische Amazon.</text:p>
        </text:list-item>
        <text:list-item>
          <text:p text:style-name="P4">OTTO ist von seiner Genetik her ein Handelsunternehmen. AMAZON hat sich von Anfang an auf die Seite des Kunden gestellt. Zwischenhandel beseitigt. <text:span text:style-name="T2">Ich möchte das mit einem Bild erklären: Für viele Kunden ist der Händler eine Person, die einen im Geschäft freundlichst anlächelt und, die sich hinten im Lager mit schmierigem Lachen die Hände reibt und dicke Margen kassiert. Man fühlt sich tendenziell betrogen. Auch für den Produzenten ist der Handel tendenziell eine Zecke, der ungeschaut gleich mal 100% an Marge auf die Ware aufschlägt und der Produzent sagt sich: „Hey – ICH habe doch die ganze Arbeit damit.“<text:line-break/>Der Handel selbst sieht sich mit Recht als notwendiges Bindeglied und begründet seine Margen mit Logistik, Lagerhaltung, teurer Geschäftsfläche, Risiko, usw. Das mag alles richtig sein, aber das sieht weder der Kunde noch der Produzent so. Oder sagen wir, diese beiden Stakeholder sehen tendenziell viel zu hohe Margen, die sie verärgern. Und da hat AMAZON sich klar auf die Seite des Kunden geschlagen und gesagt – ganzen Zwischenhandel weg – direkter, offener Markt. Billigere Produkte, Rückgabe recht ohne Wenn und Aber.<text:line-break/>Und hier spießt es sich mit OTTO. OTTO ist schon viel zu „alt“, viel zu sehr von Managern getrieben. OTTO tickt im Prinzip so: Umsatzziel, Quartalszahlen, Jahresbericht, Margen optimieren, Beteiligungsmodell, klar – wir wollen auch etwas verdienen! Hamburg! Hansestadt! Tradition! HANDEL hat uns reich gemacht und so soll das bleiben.<text:line-break/></text:span></text:p>
          <text:p text:style-name="P5"><text:span text:style-name="T2">Und als Kunde sehe ich Online – was kostet's bei OTTO? Was kostet's bei Amazon, Alibaba, Banggood. Und wenn's bei OTTO um 10% mehr kostet, sehe ich schon die Vorstandsbonzen in ihren Mercedeskarren und Luxusvillen und denke mir NEIN! Sicher nicht!<text:line-break/>Also hier – glaube ich – hat OTTO ein Problem. OTTO hat die Perspektive des klassischen Händlers und die hat sich im Onlinehandel gewandelt.<text:line-break/><text:line-break/>Also müsste eine Europäische Alternative zu Amazon anders ticken und die Vorteile Europas – die Diversität – ausspielen. Ich habe mir dazu einige Gedanken gemacht, die ich Ihnen gerne vorstellen würde.</text:span></text:p>
          <text:p text:style-name="P5"><text:span text:style-name="T2"><text:line-break/>Beispiel: Ich bin z.B. vegetarisch, will Weizenprodukte vermeiden, fair einkaufen, wohne in </text:span><text:soft-page-break/><text:span text:style-name="T2">Österreich und möchte Transportwege vermeiden und tendenziell lokal einkaufen. Dann und wann möchte ich aber auch gerne mal ein Olivenöl aus Italien oder eine Wurstspezialität aus Polen. Und in meinem Einkaufskorb möchte ich sehen – wieviele Steuern zahle ich jetzt WO? Wieviele km sind meine Produkte gereist? Was bedeutet das in CO2? Hätte ich vielleicht Alternativen mit geringerem CO2? usw. <text:line-break/><text:line-break/>D.h. ich möchte IN meinem Shop meine Präferenzen einstellen können und das können viele sein. (Vegetarisch, Vegan, Halal, Kosher, ohne Nüsse, ohne Palmöl, fairTrade, aus Spanien, aus Katalanien, von diesem Weingut, mit kürzesten Transportwegen, Ökozertifiziert, billigst, exclusiv, …) und je nach diesen Präferenzen bekomme ich ein individuelles Angebot. Ich sehe nur noch Produkte, die mich wirklich interessieren, und brauche mich nicht mehr durch endlose Produktbeschreibungen lesen.<text:line-break/>Auf Kleidergrößen kann ich mich verlassen. Ich brauche nicht englische und italienische Schuhgrößen kennen. Vielmehr sind meine Füße genau vermessen und vielleicht durch 10 Maße charakterisiert – nicht nur durch EINE Schuhgröße. (Fußlänge, Zehen-Breite, Risthöhe, Mittelfußbreite, Fersenbreite, Fersenhöhe, … was weiß ich.) Und die gebe ich EINmal an, und dann sehe ich nur noch Schuhe, die mir passen. Und wenn ein Händler oder Hersteller falsche Größen liefert, dann bekommt er das zu spüren. Letztlich kann ich mir Maßkleidung von der Stange kaufen. Ich kann meinen Modestil einstellen und bekomme passende Empfehlungen.<text:line-break/>Das Ganze basiert nicht so sehr auf Rating und Sternen (schon auch – weil's die Leute kennen), sondern versucht gezielt die sich von selbst einstellende exponentielle Verteilung zu minimieren. Nicht ein paar wenige Winner, die alles Verkaufen und ein großer Rest von Ladenhütern, sondern ein spielerisches Vorschlagssystem das auch den Kleinen eine Chance gibt.<text:line-break/>Man muss über Übersetzungen nachdenken. Bei Amazon haben wir Amazon-Seller. Bei EURAZONA haben wir auch Übersetzer und Klassifizierer, die damit ihr Geschäft machen. Wir haben vielleicht Transporteure, die ihre Dienstleistungen direkt anbieten. Brauche ich immer eine Sofortlieferung? Nein, wenn's mich billiger kommt, kann ich schon mal eine Woche auf ein Olivenöl warten. Und ein Spediteur wartet bis sein LKW voll ist und fährt dann EINMAL in der Woche von Padua nach Deutschland. Und dafür kostet mich der Transport dann nur noch 3Cent. <text:line-break/>Das geht aber nicht, wenn OTTO jetzt sagt: Wir haben das auf die Beine gestellt, und unsere Server sind ja so teuer, und Personalkosten und … und daher schneiden wir bei Allem und Jedem gleich mal so 50% mit. EUROZONA macht sein Geschäft mit der günstigen Vermittlung von Waren und Services zu einem für alle wahrnehmbaren fairen Preis. Transparenz, Offene Kommunikation anstatt der dem Handel eigenen Geheimnistuerei.<text:line-break/><text:line-break/>Es würde mich freuen, wenn ich Ihr Interesse geweckt habe und wir uns einmal darüber austauschen könnten.<text:line-break/><text:line-break/>Mit freundlichen Grüßen,<text:line-break/>DI Oliver Rafelsberger<text:line-break/><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7T09:00:29.608000000</meta:creation-date>
    <dc:date>2021-05-07T10:29:10.152000000</dc:date>
    <meta:editing-duration>PT11M48S</meta:editing-duration>
    <meta:editing-cycles>2</meta:editing-cycles>
    <meta:generator>LibreOffice/5.0.5.2$Windows_x86 LibreOffice_project/55b006a02d247b5f7215fc6ea0fde844b30035b3</meta:generator>
    <meta:document-statistic meta:table-count="0" meta:image-count="0" meta:object-count="0" meta:page-count="2" meta:paragraph-count="11" meta:word-count="921" meta:character-count="6147" meta:non-whitespace-character-count="5218"/>
  </office:meta>
</office:document-meta>
</file>